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fill="solid" draw:fill-color="#99ccff" draw:fill-gradient-name="Gradient_20_1" draw:fill-hatch-name="Black_20_0_20_Degrees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55cm" svg:height="10.16cm" svg:x="3.081cm" svg:y="1.9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081cm" svg:y1="7.175cm" svg:x2="17.136cm" svg:y2="7.175cm">
          <text:p/>
        </draw:line>
        <draw:line draw:style-name="gr2" draw:text-style-name="P1" draw:layer="layout" svg:x1="3.081cm" svg:y1="9.815cm" svg:x2="17.136cm" svg:y2="9.815cm">
          <text:p/>
        </draw:line>
        <draw:line draw:style-name="gr2" draw:text-style-name="P1" draw:layer="layout" svg:x1="12.306cm" svg:y1="1.995cm" svg:x2="12.306cm" svg:y2="12.155cm">
          <text:p/>
        </draw:line>
        <draw:line draw:style-name="gr2" draw:text-style-name="P1" draw:layer="layout" svg:x1="7.751cm" svg:y1="1.995cm" svg:x2="7.751cm" svg:y2="12.155cm">
          <text:p/>
        </draw:line>
        <draw:frame draw:style-name="gr3" draw:text-style-name="P3" draw:layer="layout" svg:width="15.179cm" svg:height="0.878cm" svg:x="3.081cm" svg:y="12.655cm">
          <draw:text-box>
            <text:p text:style-name="P2"><text:span text:style-name="T1">C0 <text:s text:c="22"/>C 1 <text:s text:c="22"/>C 2 <text:s text:c="25"/>C3</text:span></text:p>
          </draw:text-box>
        </draw:frame>
        <draw:frame draw:style-name="gr4" draw:text-style-name="P3" draw:layer="layout" svg:width="1.461cm" svg:height="11.128cm" svg:x="1.52cm" svg:y="1.423cm">
          <draw:text-box>
            <text:p text:style-name="P2"><text:span text:style-name="T1">P4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0</text:span></text:p>
          </draw:text-box>
        </draw:frame>
        <draw:line draw:style-name="gr5" draw:text-style-name="P1" draw:layer="layout" svg:x1="7.521cm" svg:y1="13.725cm" svg:x2="14.829cm" svg:y2="13.725cm">
          <text:p/>
        </draw:line>
        <draw:frame draw:style-name="gr3" draw:text-style-name="P3" draw:layer="layout" svg:width="3.936cm" svg:height="0.878cm" svg:x="9.207cm" svg:y="13.725cm">
          <draw:text-box>
            <text:p text:style-name="P2"><text:span text:style-name="T1">Processor</text:span></text:p>
          </draw:text-box>
        </draw:frame>
        <draw:custom-shape draw:style-name="gr6" draw:text-style-name="P1" draw:layer="layout" svg:width="1.124cm" svg:height="1.27cm" svg:x="2.461cm" svg:y="11.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" draw:layer="layout" svg:width="1.125cm" svg:height="1.27cm" svg:x="7.224cm" svg:y="6.53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" draw:layer="layout" svg:width="1.124cm" svg:height="1.27cm" svg:x="11.722cm" svg:y="3.71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6" draw:text-style-name="P1" draw:layer="layout" svg:width="1.125cm" svg:height="1.27cm" svg:x="16.604cm" svg:y="9.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draw:layer="layout" svg:width="1.124cm" svg:height="1.27cm" svg:x="11.722cm" svg:y="1.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1" draw:layer="layout" svg:x1="13.085cm" svg:y1="4.135cm" svg:x2="13.085cm" svg:y2="2.23cm">
          <text:p/>
        </draw:line>
        <draw:line draw:style-name="gr2" draw:text-style-name="P1" draw:layer="layout" svg:x1="3.082cm" svg:y1="4.375cm" svg:x2="17.137cm" svg:y2="4.375cm">
          <text:p/>
        </draw:line>
        <draw:custom-shape draw:style-name="gr8" draw:text-style-name="P1" draw:layer="layout" svg:width="1.124cm" svg:height="1.27cm" svg:x="2.461cm" svg:y="6.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draw:layer="layout" svg:width="1.125cm" svg:height="1.27cm" svg:x="7.225cm" svg:y="6.23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1" draw:layer="layout" svg:x1="3.485cm" svg:y1="11.036cm" svg:x2="3.482cm" svg:y2="7.963cm">
          <text:p/>
        </draw:line>
        <draw:custom-shape draw:style-name="gr8" draw:text-style-name="P1" draw:layer="layout" svg:width="1.125cm" svg:height="1.27cm" svg:x="16.605cm" svg:y="8.7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3T14:19:17</meta:creation-date>
    <dc:date>2009-04-13T14:32:31</dc:date>
    <meta:editing-duration>PT00H13M15S</meta:editing-duration>
    <meta:editing-cycles>3</meta:editing-cycles>
    <meta:generator>OpenOffice.org/3.0$Unix OpenOffice.org_project/300m15$Build-937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